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5"/>
    <style:style style:name="P10" style:family="paragraph" style:parent-style-name="List_20_Paragraph">
      <style:text-properties fo:font-weight="normal" style:font-weight-asian="normal" style:font-weight-complex="normal"/>
    </style:style>
    <style:style style:name="P11" style:family="paragraph" style:parent-style-name="List_20_Paragraph" style:list-style-name="L4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chpunkte 18.06.</text:p>
      <text:p text:style-name="Standard"/>
      <text:p text:style-name="P2">Probleme gelöst:</text:p>
      <text:list xml:id="list4040270113658835151" text:style-name="L1">
        <text:list-item>
          <text:p text:style-name="P3">1. Wenn der Patient auf „Weiter“ klickt, wird nun die nächste Frage dargestellt</text:p>
          <text:list>
            <text:list-item>
              <text:p text:style-name="P3">Um dieses Problem zu lösen wurde der js-code umgestellt</text:p>
              <text:list>
                <text:list-item>
                  <text:p text:style-name="P3">Methode: qetQuestions() wurde hinzugefügt. </text:p>
                  <text:list>
                    <text:list-item>
                      <text:p text:style-name="P3">liest alle vorhanden Fragen im XML Dokument aus</text:p>
                    </text:list-item>
                    <text:list-item>
                      <text:p text:style-name="P3">Und die Antwortmöglichkeiten (allerdings noch nicht für jede Frage)</text:p>
                    </text:list-item>
                  </text:list>
                </text:list-item>
              </text:list>
            </text:list-item>
          </text:list>
        </text:list-item>
      </text:list>
      <text:list xml:id="list927750528086473896" text:style-name="L2">
        <text:list-item>
          <text:p text:style-name="P7"><text:span text:style-name="T1">Methode: myFunction() → wurde in setHTML() geändert</text:span></text:p>
          <text:list>
            <text:list-item>
              <text:p text:style-name="P4">Diese Methode verändert nun nur noch das HTML (stellt also die Fragen und Antwortmöglichkeiten dar)</text:p>
            </text:list-item>
          </text:list>
        </text:list-item>
      </text:list>
      <text:list xml:id="list1250292852121073069" text:style-name="L3">
        <text:list-item>
          <text:p text:style-name="P8"><text:span text:style-name="T1">Nach Klick auf „Weiter“ Button wird nach wie vor die saveAnswer() aufgerufen</text:span></text:p>
          <text:list>
            <text:list-item>
              <text:p text:style-name="P5">erweiternd hinzugefügt: ruft wieder die setHTML() auf, wenn noch nicht alle Fragen dargestellt wurden</text:p>
            </text:list-item>
          </text:list>
        </text:list-item>
      </text:list>
      <text:list xml:id="list3294881493710501672" text:style-name="L4">
        <text:list-item>
          <text:p text:style-name="P6">2. Die Idee vom letzten Mal ausprobiert. <text:s/>Radiobuttons über form -id in HTML dargestellt (mit reinem javascript und nicht mit jquery, wie zuvor)</text:p>
          <text:list>
            <text:list-item>
              <text:p text:style-name="P6">Hilfe: <text:a xlink:type="simple" xlink:href="https://stackoverflow.com/questions/19902050/phonegap-getting-radio-button-same-normal-web-page" text:style-name="Internet_20_link" text:visited-style-name="Visited_20_Internet_20_Link">https://stackoverflow.com/questions/19902050/phonegap-getting-radio-button-same-normal-web-page</text:a> </text:p>
            </text:list-item>
            <text:list-item>
              <text:p text:style-name="P11">Dann werden die radio Buttons auch in der App dargestellt</text:p>
            </text:list-item>
          </text:list>
        </text:list-item>
      </text:list>
      <text:p text:style-name="P2"/>
      <text:p text:style-name="P2"/>
      <text:p text:style-name="Standard">Nächste Aufgabe:</text:p>
      <text:p text:style-name="Standard"/>
      <text:list xml:id="list8885120977312922265" text:style-name="L5">
        <text:list-item>
          <text:p text:style-name="P9">Alle Antwortmöglichkeiten für alle Fragen auslesen und darstellen lassen</text:p>
        </text:list-item>
      </text:list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8T14:34:58.96</meta:creation-date>
    <dc:date>2018-06-18T14:56:17.77</dc:date>
    <meta:editing-duration>PT21M20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16" meta:word-count="154" meta:character-count="1057"/>
  </office:meta>
</office:document-meta>
</file>